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Cascadia Mono SemiBold"/>
    </style:style>
    <style:style style:name="ce2" style:family="table-cell" style:parent-style-name="Default">
      <style:table-cell-properties fo:background-color="#ff9900"/>
      <style:text-properties style:font-name="Cascadia Mono SemiBold"/>
    </style:style>
    <style:style style:name="ce3" style:family="table-cell" style:parent-style-name="Default">
      <style:table-cell-properties fo:background-color="#ff3333"/>
      <style:text-properties fo:color="#ff6666" style:font-name="Cascadia Mono SemiBold"/>
    </style:style>
    <style:style style:name="ce4" style:family="table-cell" style:parent-style-name="Default">
      <style:text-properties style:font-name="Cascadia Mono SemiBold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use-window-font-color="true" style:font-name="Cascadia Mono Semi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SemiBold"/>
    </style:style>
    <style:style style:name="ce7" style:family="table-cell" style:parent-style-name="Default">
      <style:table-cell-properties style:direction="ltr"/>
      <style:text-properties style:font-name="Cascadia Mono SemiBold"/>
    </style:style>
    <style:style style:name="ce8" style:family="table-cell" style:parent-style-name="Default">
      <style:table-cell-properties fo:background-color="#66ff66" style:text-align-source="fix" style:repeat-content="false" style:vertical-align="bottom"/>
      <style:paragraph-properties fo:text-align="center" fo:margin-left="0cm"/>
      <style:text-properties style:use-window-font-color="true" style:font-name="Cascadia Mono Semi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7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9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table:style-name="ce5" office:value-type="string">
            <office:annotation draw:style-name="gr1" draw:text-style-name="P1" svg:width="2.899cm" svg:height="0.669cm" svg:x="9.632cm" svg:y="0cm" draw:caption-point-x="-0.61cm" draw:caption-point-y="0.01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 table:number-columns-spanned="2" table:number-rows-spanned="1">
            <text:p>time</text:p>
          </table:table-cell>
          <table:covered-table-cell/>
          <table:table-cell table:number-columns-repeated="1018"/>
        </table:table-row>
        <table:table-row table:style-name="ro1">
          <table:table-cell table:style-name="ce2"/>
          <table:table-cell office:value-type="string">
            <text:p>doable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 table:number-columns-spanned="2" table:number-rows-spanned="1">
            <text:p>death</text:p>
          </table:table-cell>
          <table:covered-table-cell/>
          <table:table-cell table:number-columns-repeated="1018"/>
        </table:table-row>
        <table:table-row table:style-name="ro1">
          <table:table-cell table:style-name="ce3"/>
          <table:table-cell office:value-type="string">
            <text:p>too hard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9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table:style-name="ce7" office:value-type="string" table:number-columns-spanned="2" table:number-rows-spanned="1">
            <text:p>dash</text:p>
          </table:table-cell>
          <table:covered-table-cell table:style-name="ce7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1.36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 table:number-columns-spanned="2" table:number-rows-spanned="1">
            <text:p>grab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304cm" draw:caption-point-x="-0.61cm" draw:caption-point-y="1.51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 table:number-columns-spanned="2" table:number-rows-spanned="1">
            <text:p>jump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756cm" draw:caption-point-x="-0.61cm" draw:caption-point-y="1.51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 table:number-columns-spanned="2" table:number-rows-spanned="1">
            <text:p>floo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1.207cm" draw:caption-point-x="-0.61cm" draw:caption-point-y="1.51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office:value-type="string" table:number-columns-spanned="2" table:number-rows-spanned="1">
            <text:p>floor refill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>
            <office:annotation draw:style-name="gr3" draw:text-style-name="P1" svg:width="2.899cm" svg:height="1.386cm" svg:x="9.632cm" svg:y="1.659cm" draw:caption-point-x="-0.61cm" draw:caption-point-y="1.513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 table:number-columns-spanned="2" table:number-rows-spanned="1">
            <text:p>diagonal dash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111cm" draw:caption-point-x="-0.61cm" draw:caption-point-y="1.51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 table:number-columns-spanned="2" table:number-rows-spanned="1">
            <text:p>the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562cm" draw:caption-point-x="-0.61cm" draw:caption-point-y="1.51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 table:number-columns-spanned="2" table:number-rows-spanned="1">
            <text:p>badlin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014cm" draw:caption-point-x="-0.61cm" draw:caption-point-y="1.51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 table:number-columns-spanned="2" table:number-rows-spanned="1">
            <text:p>underwat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465cm" draw:caption-point-x="-0.61cm" draw:caption-point-y="1.51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 table:number-columns-spanned="2" table:number-rows-spanned="1">
            <text:p>half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917cm" draw:caption-point-x="-0.61cm" draw:caption-point-y="1.51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 table:number-columns-spanned="2" table:number-rows-spanned="1">
            <text:p>double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369cm" draw:caption-point-x="-0.61cm" draw:caption-point-y="1.51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 table:number-columns-spanned="2" table:number-rows-spanned="1">
            <text:p>half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82cm" draw:caption-point-x="-0.61cm" draw:caption-point-y="1.51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 table:number-columns-spanned="2" table:number-rows-spanned="1">
            <text:p>double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272cm" draw:caption-point-x="-0.61cm" draw:caption-point-y="1.51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 table:number-columns-spanned="2" table:number-rows-spanned="1">
            <text:p>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724cm" draw:caption-point-x="-0.61cm" draw:caption-point-y="1.51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 table:number-columns-spanned="2" table:number-rows-spanned="1">
            <text:p>infinite 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175cm" draw:caption-point-x="-0.61cm" draw:caption-point-y="1.513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 table:number-columns-spanned="2" table:number-rows-spanned="1">
            <text:p>feath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627cm" draw:caption-point-x="-0.61cm" draw:caption-point-y="1.51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 table:number-columns-spanned="2" table:number-rows-spanned="1">
            <text:p>ice fir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079cm" draw:caption-point-x="-0.61cm" draw:caption-point-y="1.51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 table:number-columns-spanned="2" table:number-rows-spanned="1">
            <text:p>duo interactio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531cm" draw:caption-point-x="-0.61cm" draw:caption-point-y="1.51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 table:number-columns-spanned="2" table:number-rows-spanned="1">
            <text:p>hoquet</text:p>
          </table:table-cell>
          <table:covered-table-cell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:.B9])" office:value-type="float" office:value="0">
            <text:p>0</text:p>
          </table:table-cell>
          <table:table-cell table:formula="of:=SUM([.C1:.C9])" office:value-type="float" office:value="0">
            <text:p>0</text:p>
          </table:table-cell>
          <table:table-cell table:formula="of:=SUM([.D1:.D9])" office:value-type="float" office:value="0">
            <text:p>0</text:p>
          </table:table-cell>
          <table:table-cell table:formula="of:=SUM([.E1:.E9])" office:value-type="float" office:value="0">
            <text:p>0</text:p>
          </table:table-cell>
          <table:table-cell table:formula="of:=SUM([.F1:.F9])" office:value-type="float" office:value="0">
            <text:p>0</text:p>
          </table:table-cell>
          <table:table-cell table:formula="of:=SUM([.G1:.G9])" office:value-type="float" office:value="0">
            <text:p>0</text:p>
          </table:table-cell>
          <table:table-cell table:formula="of:=SUM([.H1:.H9])" office:value-type="float" office:value="0">
            <text:p>0</text:p>
          </table:table-cell>
          <table:table-cell table:formula="of:=SUM([.I1:.I9])" office:value-type="float" office:value="0">
            <text:p>0</text:p>
          </table:table-cell>
          <table:table-cell table:formula="of:=SUM([.J1:.J9])" office:value-type="float" office:value="0">
            <text:p>0</text:p>
          </table:table-cell>
          <table:table-cell table:formula="of:=SUM([.K1:.K9])" office:value-type="float" office:value="0">
            <text:p>0</text:p>
          </table:table-cell>
          <table:table-cell table:formula="of:=SUM([.L1:.L9])" office:value-type="float" office:value="0">
            <text:p>0</text:p>
          </table:table-cell>
          <table:table-cell table:formula="of:=SUM([.M1:.M9])" office:value-type="float" office:value="0">
            <text:p>0</text:p>
          </table:table-cell>
          <table:table-cell table:formula="of:=SUM([.N1:.N9])" office:value-type="float" office:value="0">
            <text:p>0</text:p>
          </table:table-cell>
          <table:table-cell table:formula="of:=SUM([.O1:.O9])" office:value-type="float" office:value="0">
            <text:p>0</text:p>
          </table:table-cell>
          <table:table-cell table:formula="of:=SUM([.P1:.P9])" office:value-type="float" office:value="0">
            <text:p>0</text:p>
          </table:table-cell>
          <table:table-cell table:formula="of:=SUM([.Q1:.Q9])" office:value-type="float" office:value="0">
            <text:p>0</text:p>
          </table:table-cell>
          <table:table-cell table:formula="of:=SUM([.R1:.R9])" office:value-type="float" office:value="0">
            <text:p>0</text:p>
          </table:table-cell>
          <table:table-cell table:formula="of:=SUM([.S1:.S9])" office:value-type="float" office:value="0">
            <text:p>0</text:p>
          </table:table-cell>
          <table:table-cell table:formula="of:=SUM([.T1:.T9])" office:value-type="float" office:value="0">
            <text:p>0</text:p>
          </table:table-cell>
          <table:table-cell table:formula="of:=SUM([.U1:.U9])" office:value-type="float" office:value="0">
            <text:p>0</text:p>
          </table:table-cell>
          <table:table-cell table:formula="of:=SUM([.V1:.V9])" office:value-type="float" office:value="0">
            <text:p>0</text:p>
          </table:table-cell>
          <table:table-cell table:formula="of:=SUM([.W1:.W9])" office:value-type="float" office:value="0">
            <text:p>0</text:p>
          </table:table-cell>
          <table:table-cell table:formula="of:=SUM([.X1:.X9])" office:value-type="float" office:value="0">
            <text:p>0</text:p>
          </table:table-cell>
          <table:table-cell table:formula="of:=SUM([.Y1:.Y9])" office:value-type="float" office:value="0">
            <text:p>0</text:p>
          </table:table-cell>
          <table:table-cell table:formula="of:=SUM([.Z1:.Z9])" office:value-type="float" office:value="0">
            <text:p>0</text:p>
          </table:table-cell>
          <table:table-cell table:formula="of:=SUM([.AA1:.AA9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4.064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4.064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4.064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4.064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4.064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4.064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4.064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4.065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4.064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4.064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4.064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4.064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4.064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4.064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4.064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4.064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4.064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4.064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4.064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4.064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4.064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4.064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4.064cm" draw:caption-point-x="-0.61cm" draw:caption-point-y="0.462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4.064cm" draw:caption-point-x="-0.61cm" draw:caption-point-y="0.462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4.065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4.064cm" draw:caption-point-x="-0.61cm" draw:caption-point-y="0.462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6:.B24])" office:value-type="float" office:value="0">
            <text:p>0</text:p>
          </table:table-cell>
          <table:table-cell table:formula="of:=SUM([.C16:.C24])" office:value-type="float" office:value="0">
            <text:p>0</text:p>
          </table:table-cell>
          <table:table-cell table:formula="of:=SUM([.D16:.D24])" office:value-type="float" office:value="0">
            <text:p>0</text:p>
          </table:table-cell>
          <table:table-cell table:formula="of:=SUM([.E16:.E24])" office:value-type="float" office:value="0">
            <text:p>0</text:p>
          </table:table-cell>
          <table:table-cell table:formula="of:=SUM([.F16:.F24])" office:value-type="float" office:value="0">
            <text:p>0</text:p>
          </table:table-cell>
          <table:table-cell table:formula="of:=SUM([.G16:.G24])" office:value-type="float" office:value="0">
            <text:p>0</text:p>
          </table:table-cell>
          <table:table-cell table:formula="of:=SUM([.H16:.H24])" office:value-type="float" office:value="0">
            <text:p>0</text:p>
          </table:table-cell>
          <table:table-cell table:formula="of:=SUM([.I16:.I24])" office:value-type="float" office:value="0">
            <text:p>0</text:p>
          </table:table-cell>
          <table:table-cell table:formula="of:=SUM([.J16:.J24])" office:value-type="float" office:value="0">
            <text:p>0</text:p>
          </table:table-cell>
          <table:table-cell table:formula="of:=SUM([.K16:.K24])" office:value-type="float" office:value="0">
            <text:p>0</text:p>
          </table:table-cell>
          <table:table-cell table:formula="of:=SUM([.L16:.L24])" office:value-type="float" office:value="0">
            <text:p>0</text:p>
          </table:table-cell>
          <table:table-cell table:formula="of:=SUM([.M16:.M24])" office:value-type="float" office:value="0">
            <text:p>0</text:p>
          </table:table-cell>
          <table:table-cell table:formula="of:=SUM([.N16:.N24])" office:value-type="float" office:value="0">
            <text:p>0</text:p>
          </table:table-cell>
          <table:table-cell table:formula="of:=SUM([.O16:.O24])" office:value-type="float" office:value="0">
            <text:p>0</text:p>
          </table:table-cell>
          <table:table-cell table:formula="of:=SUM([.P16:.P24])" office:value-type="float" office:value="0">
            <text:p>0</text:p>
          </table:table-cell>
          <table:table-cell table:formula="of:=SUM([.Q16:.Q24])" office:value-type="float" office:value="0">
            <text:p>0</text:p>
          </table:table-cell>
          <table:table-cell table:formula="of:=SUM([.R16:.R24])" office:value-type="float" office:value="0">
            <text:p>0</text:p>
          </table:table-cell>
          <table:table-cell table:formula="of:=SUM([.S16:.S24])" office:value-type="float" office:value="0">
            <text:p>0</text:p>
          </table:table-cell>
          <table:table-cell table:formula="of:=SUM([.T16:.T24])" office:value-type="float" office:value="0">
            <text:p>0</text:p>
          </table:table-cell>
          <table:table-cell table:formula="of:=SUM([.U16:.U24])" office:value-type="float" office:value="0">
            <text:p>0</text:p>
          </table:table-cell>
          <table:table-cell table:formula="of:=SUM([.V16:.V24])" office:value-type="float" office:value="0">
            <text:p>0</text:p>
          </table:table-cell>
          <table:table-cell table:formula="of:=SUM([.W16:.W24])" office:value-type="float" office:value="0">
            <text:p>0</text:p>
          </table:table-cell>
          <table:table-cell table:formula="of:=SUM([.X16:.X24])" office:value-type="float" office:value="0">
            <text:p>0</text:p>
          </table:table-cell>
          <table:table-cell table:formula="of:=SUM([.Y16:.Y24])" office:value-type="float" office:value="0">
            <text:p>0</text:p>
          </table:table-cell>
          <table:table-cell table:formula="of:=SUM([.Z16:.Z24])" office:value-type="float" office:value="0">
            <text:p>0</text:p>
          </table:table-cell>
          <table:table-cell table:formula="of:=SUM([.AA16:.AA24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0.838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0.838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0.838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0.838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0.838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0.838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0.838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0.839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0.838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0.838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0.838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0.838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0.838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0.838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0.838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0.838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0.838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0.838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0.838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0.838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0.838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0.838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0.838cm" draw:caption-point-x="-0.61cm" draw:caption-point-y="0.462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0.838cm" draw:caption-point-x="-0.61cm" draw:caption-point-y="0.462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0.839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0.838cm" draw:caption-point-x="-0.61cm" draw:caption-point-y="0.462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" table:style-name="ta1" table:print="false">
        <table:table-column table:style-name="co5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string">
            <text:p>c-1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1.781cm" svg:x="4.993cm" svg:y="0cm" draw:caption-point-x="-0.61cm" draw:caption-point-y="0.01cm">
              <dc:date>2026-03-06T00:00:00</dc:date>
              <text:p text:style-name="P1"><text:span text:style-name="T1">0 0/10</text:span></text:p>
              <text:p text:style-name="P1"><text:span text:style-name="T1">not taking the silver is the harder part</text:span></text:p>
            </office:annotation>
            <text:p>0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2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3" draw:text-style-name="P1" svg:width="2.899cm" svg:height="1.386cm" svg:x="4.993cm" svg:y="0cm" draw:caption-point-x="-0.61cm" draw:caption-point-y="0.461cm">
              <dc:date>2026-03-06T00:00:00</dc:date>
              <text:p text:style-name="P1"><text:span text:style-name="T1">2 4/10</text:span><text:span text:style-name="T1"><text:line-break/></text:span><text:span text:style-name="T1">precise jump on last cereal</text:span></text:p>
            </office:annotation>
            <text:p>2</text:p>
          </table:table-cell>
          <table:table-cell table:number-columns-repeated="4"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3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5" draw:text-style-name="P1" svg:width="2.899cm" svg:height="4.151cm" svg:x="4.993cm" svg:y="0cm" draw:caption-point-x="-0.61cm" draw:caption-point-y="0.913cm">
              <dc:date>2026-03-06T00:00:00</dc:date>
              <text:p text:style-name="P1"><text:span text:style-name="T1">1 9/10</text:span></text:p>
              <text:p text:style-name="P1"><text:span text:style-name="T1">2 7/10</text:span></text:p>
              <text:p text:style-name="P1"><text:span text:style-name="T1">skip bubble, 6 jump, spike jump or stand on the cereal pixel and coyote crouch jump grab ceiling go up a bit and fall on the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office:annotation draw:style-name="gr2" draw:text-style-name="P1" svg:width="2.899cm" svg:height="0.991cm" svg:x="4.993cm" svg:y="0cm" draw:caption-point-x="-0.61cm" draw:caption-point-y="1.364cm">
              <dc:date>2026-03-06T00:00:00</dc:date>
              <text:p text:style-name="P1"><text:span text:style-name="T1">1 3/10</text:span></text:p>
              <text:p text:style-name="P1"><text:span text:style-name="T1">corner jump</text:span></text:p>
            </office:annotation>
            <text:p>1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6" draw:text-style-name="P1" svg:width="2.899cm" svg:height="3.756cm" svg:x="4.993cm" svg:y="0.304cm" draw:caption-point-x="-0.61cm" draw:caption-point-y="1.512cm">
              <dc:date>2026-03-06T00:00:00</dc:date>
              <text:p text:style-name="P1"><text:span text:style-name="T1">3 2/10</text:span></text:p>
              <text:p text:style-name="P1"><text:span text:style-name="T1">2 9/10</text:span></text:p>
              <text:p text:style-name="P1"><text:span text:style-name="T1">extremely precise 5 jump containing multiple frame perfects according to Sango</text:span></text:p>
            </office:annotation>
            <text:p>3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3" draw:text-style-name="P1" svg:width="2.899cm" svg:height="1.386cm" svg:x="4.993cm" svg:y="0.756cm" draw:caption-point-x="-0.61cm" draw:caption-point-y="1.512cm">
              <dc:date>2026-03-06T00:00:00</dc:date>
              <text:p text:style-name="P1"><text:span text:style-name="T1">2 3/10</text:span></text:p>
              <text:p text:style-name="P1"><text:span text:style-name="T1">corner jump to first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7" draw:text-style-name="P1" svg:width="2.899cm" svg:height="2.571cm" svg:x="4.993cm" svg:y="1.207cm" draw:caption-point-x="-0.61cm" draw:caption-point-y="1.512cm">
              <dc:date>2026-03-06T00:00:00</dc:date>
              <text:p text:style-name="P1"><text:span text:style-name="T1">3 5/10</text:span></text:p>
              <text:p text:style-name="P1"><text:span text:style-name="T1">setup neutral from cereal bump climb jump to go above spinners</text:span></text:p>
            </office:annotation>
            <text:p>3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2" draw:text-style-name="P1" svg:width="2.899cm" svg:height="0.991cm" svg:x="4.993cm" svg:y="1.659cm" draw:caption-point-x="-0.61cm" draw:caption-point-y="1.512cm">
              <dc:date>2026-03-06T00:00:00</dc:date>
              <text:p text:style-name="P1"><text:span text:style-name="T1">2 2/10</text:span><text:span text:style-name="T1"><text:line-break/></text:span><text:span text:style-name="T1">intended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4" draw:text-style-name="P1" svg:width="2.899cm" svg:height="1.781cm" svg:x="4.993cm" svg:y="2.111cm" draw:caption-point-x="-0.61cm" draw:caption-point-y="1.512cm">
              <dc:date>2026-03-06T00:00:00</dc:date>
              <text:p text:style-name="P1"><text:span text:style-name="T1">2 6/10</text:span></text:p>
              <text:p text:style-name="P1"><text:span text:style-name="T1">cpop and demo from blue cereal block to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8" draw:text-style-name="P1" svg:width="2.899cm" svg:height="3.361cm" svg:x="4.993cm" svg:y="2.562cm" draw:caption-point-x="-0.61cm" draw:caption-point-y="1.512cm">
              <dc:date>2026-03-06T00:00:00</dc:date>
              <text:p text:style-name="P1"><text:span text:style-name="T1">2 3/10</text:span></text:p>
              <text:p text:style-name="P1"><text:span text:style-name="T1">3 9/10</text:span></text:p>
              <text:p text:style-name="P1"><text:span text:style-name="T1">Extremely precise 1 pixel neutral going right to left arriving on the yellow cereal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9" draw:text-style-name="P1" svg:width="2.899cm" svg:height="4.941cm" svg:x="4.993cm" svg:y="3.014cm" draw:caption-point-x="-0.61cm" draw:caption-point-y="1.512cm">
              <dc:date>2026-03-06T00:00:00</dc:date>
              <text:p text:style-name="P1"><text:span text:style-name="T1">2 7/10</text:span></text:p>
              <text:p text:style-name="P1"><text:span text:style-name="T1">1 9/10</text:span></text:p>
              <text:p text:style-name="P1"><text:span text:style-name="T1">precise cereal jump above spinners and setup double frame perfects hold right release grab when touching the blue cereal and cpop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10" draw:text-style-name="P1" svg:width="2.899cm" svg:height="4.546cm" svg:x="4.993cm" svg:y="3.465cm" draw:caption-point-x="-0.61cm" draw:caption-point-y="1.512cm">
              <dc:date>2026-03-06T00:00:00</dc:date>
              <text:p text:style-name="P1"><text:span text:style-name="T1">3 7/10</text:span></text:p>
              <text:p text:style-name="P1"><text:span text:style-name="T1">2 9/10</text:span></text:p>
              <text:p text:style-name="P1"><text:span text:style-name="T1">Spike jump holding right a bit after jumping and no details on last dash save, multiple corner boost on falling block and precise ckick</text:span></text:p>
            </office:annotation>
            <text:p>3</text:p>
          </table:table-cell>
          <table:table-cell table:number-columns-repeated="4"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office:annotation draw:style-name="gr7" draw:text-style-name="P1" svg:width="2.899cm" svg:height="2.571cm" svg:x="4.993cm" svg:y="3.917cm" draw:caption-point-x="-0.61cm" draw:caption-point-y="1.512cm">
              <dc:date>2026-03-06T00:00:00</dc:date>
              <text:p text:style-name="P1"><text:span text:style-name="T1">1 4/10</text:span></text:p>
              <text:p text:style-name="P1"><text:span text:style-name="T1">setup ckick from hanging on left wall, up right demo and ckick when undemo</text:span></text:p>
            </office:annotation>
            <text:p>1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4">
            <office:annotation draw:style-name="gr11" draw:text-style-name="P1" svg:width="2.899cm" svg:height="2.966cm" svg:x="4.993cm" svg:y="4.369cm" draw:caption-point-x="-0.61cm" draw:caption-point-y="1.512cm">
              <dc:date>2026-03-06T00:00:00</dc:date>
              <text:p text:style-name="P1"><text:span text:style-name="T1">4 2/10</text:span></text:p>
              <text:p text:style-name="P1"><text:span text:style-name="T1">3 8/10</text:span></text:p>
              <text:p text:style-name="P1"><text:span text:style-name="T1">1 10/10</text:span></text:p>
              <text:p text:style-name="P1"><text:span text:style-name="T1">Crouch spike jump, the other 2 dash saves need more details</text:span></text:p>
            </office:annotation>
            <text:p>4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8" draw:text-style-name="P1" svg:width="2.899cm" svg:height="3.361cm" svg:x="4.993cm" svg:y="4.82cm" draw:caption-point-x="-0.61cm" draw:caption-point-y="1.512cm">
              <dc:date>2026-03-06T00:00:00</dc:date>
              <text:p text:style-name="P1"><text:span text:style-name="T1">2 2/10</text:span></text:p>
              <text:p text:style-name="P1"><text:span text:style-name="T1">1 8/10</text:span></text:p>
              <text:p text:style-name="P1"><text:span text:style-name="T1">archi on last bubble permit climb jump at the end, setup for 5 tile found by Sango</text:span></text:p>
            </office:annotation>
            <text:p>2</text:p>
          </table:table-cell>
          <table:table-cell table:number-columns-repeated="15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c-16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16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7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16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1:.B17])" office:value-type="float" office:value="0">
            <text:p>0</text:p>
          </table:table-cell>
          <table:table-cell table:formula="of:=SUM([.C1:.C17])" office:value-type="float" office:value="0">
            <text:p>0</text:p>
          </table:table-cell>
          <table:table-cell table:formula="of:=SUM([.D1:.D17])" office:value-type="float" office:value="31">
            <text:p>31</text:p>
          </table:table-cell>
          <table:table-cell table:formula="of:=SUM([.E1:.E17])" office:value-type="float" office:value="0">
            <text:p>0</text:p>
          </table:table-cell>
          <table:table-cell table:formula="of:=SUM([.F1:.F17])" office:value-type="float" office:value="0">
            <text:p>0</text:p>
          </table:table-cell>
          <table:table-cell table:formula="of:=SUM([.G1:.G17])" office:value-type="float" office:value="0">
            <text:p>0</text:p>
          </table:table-cell>
          <table:table-cell table:formula="of:=SUM([.H1:.H17])" office:value-type="float" office:value="0">
            <text:p>0</text:p>
          </table:table-cell>
          <table:table-cell table:formula="of:=SUM([.I1:.I17])" office:value-type="float" office:value="0">
            <text:p>0</text:p>
          </table:table-cell>
          <table:table-cell table:formula="of:=SUM([.J1:.J17])" office:value-type="float" office:value="0">
            <text:p>0</text:p>
          </table:table-cell>
          <table:table-cell table:formula="of:=SUM([.K1:.K17])" office:value-type="float" office:value="0">
            <text:p>0</text:p>
          </table:table-cell>
          <table:table-cell table:formula="of:=SUM([.L1:.L17])" office:value-type="float" office:value="0">
            <text:p>0</text:p>
          </table:table-cell>
          <table:table-cell table:formula="of:=SUM([.M1:.M17])" office:value-type="float" office:value="0">
            <text:p>0</text:p>
          </table:table-cell>
          <table:table-cell table:formula="of:=SUM([.N1:.N17])" office:value-type="float" office:value="0">
            <text:p>0</text:p>
          </table:table-cell>
          <table:table-cell table:formula="of:=SUM([.O1:.O17])" office:value-type="float" office:value="0">
            <text:p>0</text:p>
          </table:table-cell>
          <table:table-cell table:formula="of:=SUM([.P1:.P17])" office:value-type="float" office:value="0">
            <text:p>0</text:p>
          </table:table-cell>
          <table:table-cell table:formula="of:=SUM([.Q1:.Q17])" office:value-type="float" office:value="0">
            <text:p>0</text:p>
          </table:table-cell>
          <table:table-cell table:formula="of:=SUM([.R1:.R17])" office:value-type="float" office:value="0">
            <text:p>0</text:p>
          </table:table-cell>
          <table:table-cell table:formula="of:=SUM([.S1:.S17])" office:value-type="float" office:value="0">
            <text:p>0</text:p>
          </table:table-cell>
          <table:table-cell table:formula="of:=SUM([.T1:.T17])" office:value-type="float" office:value="1">
            <text:p>1</text:p>
          </table:table-cell>
          <table:table-cell table:formula="of:=SUM([.U1:.U17])" office:value-type="float" office:value="0">
            <text:p>0</text:p>
          </table:table-cell>
          <table:table-cell table:formula="of:=SUM([.V1:.V17])" office:value-type="float" office:value="0">
            <text:p>0</text:p>
          </table:table-cell>
          <table:table-cell table:formula="of:=SUM([.W1:.W17])" office:value-type="float" office:value="0">
            <text:p>0</text:p>
          </table:table-cell>
          <table:table-cell table:formula="of:=SUM([.X1:.X17])" office:value-type="float" office:value="0">
            <text:p>0</text:p>
          </table:table-cell>
          <table:table-cell table:formula="of:=SUM([.Y1:.Y17])" office:value-type="float" office:value="0">
            <text:p>0</text:p>
          </table:table-cell>
          <table:table-cell table:formula="of:=SUM([.Z1:.Z17])" office:value-type="float" office:value="0">
            <text:p>0</text:p>
          </table:table-cell>
          <table:table-cell table:formula="of:=SUM([.AA1:.AA1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481cm" svg:y="7.676cm" draw:caption-point-x="-0.61cm" draw:caption-point-y="0.463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237cm" svg:y="7.676cm" draw:caption-point-x="-0.61cm" draw:caption-point-y="0.463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993cm" svg:y="7.676cm" draw:caption-point-x="-0.61cm" draw:caption-point-y="0.463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748cm" svg:y="7.676cm" draw:caption-point-x="-0.61cm" draw:caption-point-y="0.463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504cm" svg:y="7.676cm" draw:caption-point-x="-0.61cm" draw:caption-point-y="0.46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26cm" svg:y="7.676cm" draw:caption-point-x="-0.61cm" draw:caption-point-y="0.46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8.015cm" svg:y="7.676cm" draw:caption-point-x="-0.61cm" draw:caption-point-y="0.46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771cm" svg:y="7.676cm" draw:caption-point-x="-0.61cm" draw:caption-point-y="0.463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527cm" svg:y="7.676cm" draw:caption-point-x="-0.61cm" draw:caption-point-y="0.46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282cm" svg:y="7.676cm" draw:caption-point-x="-0.61cm" draw:caption-point-y="0.46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1.038cm" svg:y="7.676cm" draw:caption-point-x="-0.61cm" draw:caption-point-y="0.46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793cm" svg:y="7.676cm" draw:caption-point-x="-0.61cm" draw:caption-point-y="0.46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549cm" svg:y="7.676cm" draw:caption-point-x="-0.61cm" draw:caption-point-y="0.46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305cm" svg:y="7.676cm" draw:caption-point-x="-0.61cm" draw:caption-point-y="0.463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4.06cm" svg:y="7.676cm" draw:caption-point-x="-0.61cm" draw:caption-point-y="0.46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816cm" svg:y="7.676cm" draw:caption-point-x="-0.61cm" draw:caption-point-y="0.46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572cm" svg:y="7.676cm" draw:caption-point-x="-0.61cm" draw:caption-point-y="0.46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327cm" svg:y="7.676cm" draw:caption-point-x="-0.61cm" draw:caption-point-y="0.46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7.083cm" svg:y="7.676cm" draw:caption-point-x="-0.61cm" draw:caption-point-y="0.463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839cm" svg:y="7.676cm" draw:caption-point-x="-0.61cm" draw:caption-point-y="0.46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594cm" svg:y="7.676cm" draw:caption-point-x="-0.61cm" draw:caption-point-y="0.463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35cm" svg:y="7.676cm" draw:caption-point-x="-0.61cm" draw:caption-point-y="0.463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20.106cm" svg:y="7.675cm" draw:caption-point-x="-0.61cm" draw:caption-point-y="0.464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861cm" svg:y="7.675cm" draw:caption-point-x="-0.61cm" draw:caption-point-y="0.464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617cm" svg:y="7.675cm" draw:caption-point-x="-0.61cm" draw:caption-point-y="0.464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372cm" svg:y="7.675cm" draw:caption-point-x="-0.61cm" draw:caption-point-y="0.464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3:.B33])" office:value-type="float" office:value="0">
            <text:p>0</text:p>
          </table:table-cell>
          <table:table-cell table:formula="of:=SUM([.C24:.C33])" office:value-type="float" office:value="0">
            <text:p>0</text:p>
          </table:table-cell>
          <table:table-cell table:formula="of:=SUM([.D24:.D33])" office:value-type="float" office:value="0">
            <text:p>0</text:p>
          </table:table-cell>
          <table:table-cell table:formula="of:=SUM([.E24:.E33])" office:value-type="float" office:value="0">
            <text:p>0</text:p>
          </table:table-cell>
          <table:table-cell table:formula="of:=SUM([.F24:.F33])" office:value-type="float" office:value="0">
            <text:p>0</text:p>
          </table:table-cell>
          <table:table-cell table:formula="of:=SUM([.G24:.G33])" office:value-type="float" office:value="0">
            <text:p>0</text:p>
          </table:table-cell>
          <table:table-cell table:formula="of:=SUM([.H24:.H33])" office:value-type="float" office:value="0">
            <text:p>0</text:p>
          </table:table-cell>
          <table:table-cell table:formula="of:=SUM([.I24:.I33])" office:value-type="float" office:value="0">
            <text:p>0</text:p>
          </table:table-cell>
          <table:table-cell table:formula="of:=SUM([.J24:.J33])" office:value-type="float" office:value="0">
            <text:p>0</text:p>
          </table:table-cell>
          <table:table-cell table:formula="of:=SUM([.K24:.K33])" office:value-type="float" office:value="0">
            <text:p>0</text:p>
          </table:table-cell>
          <table:table-cell table:formula="of:=SUM([.L24:.L33])" office:value-type="float" office:value="0">
            <text:p>0</text:p>
          </table:table-cell>
          <table:table-cell table:formula="of:=SUM([.M24:.M33])" office:value-type="float" office:value="0">
            <text:p>0</text:p>
          </table:table-cell>
          <table:table-cell table:formula="of:=SUM([.N24:.N33])" office:value-type="float" office:value="0">
            <text:p>0</text:p>
          </table:table-cell>
          <table:table-cell table:formula="of:=SUM([.O24:.O33])" office:value-type="float" office:value="0">
            <text:p>0</text:p>
          </table:table-cell>
          <table:table-cell table:formula="of:=SUM([.P24:.P33])" office:value-type="float" office:value="0">
            <text:p>0</text:p>
          </table:table-cell>
          <table:table-cell table:formula="of:=SUM([.Q24:.Q33])" office:value-type="float" office:value="0">
            <text:p>0</text:p>
          </table:table-cell>
          <table:table-cell table:formula="of:=SUM([.R24:.R33])" office:value-type="float" office:value="0">
            <text:p>0</text:p>
          </table:table-cell>
          <table:table-cell table:formula="of:=SUM([.S24:.S33])" office:value-type="float" office:value="0">
            <text:p>0</text:p>
          </table:table-cell>
          <table:table-cell table:formula="of:=SUM([.T24:.T33])" office:value-type="float" office:value="0">
            <text:p>0</text:p>
          </table:table-cell>
          <table:table-cell table:formula="of:=SUM([.U24:.U33])" office:value-type="float" office:value="0">
            <text:p>0</text:p>
          </table:table-cell>
          <table:table-cell table:formula="of:=SUM([.V24:.V33])" office:value-type="float" office:value="0">
            <text:p>0</text:p>
          </table:table-cell>
          <table:table-cell table:formula="of:=SUM([.W24:.W33])" office:value-type="float" office:value="0">
            <text:p>0</text:p>
          </table:table-cell>
          <table:table-cell table:formula="of:=SUM([.X24:.X33])" office:value-type="float" office:value="0">
            <text:p>0</text:p>
          </table:table-cell>
          <table:table-cell table:formula="of:=SUM([.Y24:.Y33])" office:value-type="float" office:value="0">
            <text:p>0</text:p>
          </table:table-cell>
          <table:table-cell table:formula="of:=SUM([.Z24:.Z33])" office:value-type="float" office:value="0">
            <text:p>0</text:p>
          </table:table-cell>
          <table:table-cell table:formula="of:=SUM([.AA24:.AA33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481cm" svg:y="13.85cm" draw:caption-point-x="-0.61cm" draw:caption-point-y="1.515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237cm" svg:y="13.85cm" draw:caption-point-x="-0.61cm" draw:caption-point-y="1.515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993cm" svg:y="13.85cm" draw:caption-point-x="-0.61cm" draw:caption-point-y="1.515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748cm" svg:y="13.85cm" draw:caption-point-x="-0.61cm" draw:caption-point-y="1.51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504cm" svg:y="13.85cm" draw:caption-point-x="-0.61cm" draw:caption-point-y="1.515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26cm" svg:y="13.85cm" draw:caption-point-x="-0.61cm" draw:caption-point-y="1.515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8.015cm" svg:y="13.85cm" draw:caption-point-x="-0.61cm" draw:caption-point-y="1.515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771cm" svg:y="13.85cm" draw:caption-point-x="-0.61cm" draw:caption-point-y="1.515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527cm" svg:y="13.85cm" draw:caption-point-x="-0.61cm" draw:caption-point-y="1.515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282cm" svg:y="13.85cm" draw:caption-point-x="-0.61cm" draw:caption-point-y="1.515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1.038cm" svg:y="13.85cm" draw:caption-point-x="-0.61cm" draw:caption-point-y="1.515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793cm" svg:y="13.85cm" draw:caption-point-x="-0.61cm" draw:caption-point-y="1.515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549cm" svg:y="13.85cm" draw:caption-point-x="-0.61cm" draw:caption-point-y="1.515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305cm" svg:y="14.902cm" draw:caption-point-x="-0.61cm" draw:caption-point-y="0.463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4.06cm" svg:y="14.902cm" draw:caption-point-x="-0.61cm" draw:caption-point-y="0.46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816cm" svg:y="14.902cm" draw:caption-point-x="-0.61cm" draw:caption-point-y="0.46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572cm" svg:y="14.902cm" draw:caption-point-x="-0.61cm" draw:caption-point-y="0.46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327cm" svg:y="14.902cm" draw:caption-point-x="-0.61cm" draw:caption-point-y="0.46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7.083cm" svg:y="14.902cm" draw:caption-point-x="-0.61cm" draw:caption-point-y="0.463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839cm" svg:y="14.902cm" draw:caption-point-x="-0.61cm" draw:caption-point-y="0.46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594cm" svg:y="14.902cm" draw:caption-point-x="-0.61cm" draw:caption-point-y="0.463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35cm" svg:y="14.902cm" draw:caption-point-x="-0.61cm" draw:caption-point-y="0.463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20.106cm" svg:y="14.901cm" draw:caption-point-x="-0.61cm" draw:caption-point-y="0.464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861cm" svg:y="14.901cm" draw:caption-point-x="-0.61cm" draw:caption-point-y="0.464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617cm" svg:y="14.901cm" draw:caption-point-x="-0.61cm" draw:caption-point-y="0.464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372cm" svg:y="14.901cm" draw:caption-point-x="-0.61cm" draw:caption-point-y="0.464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a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style-name="ce6"/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style-name="ce6"/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1:.B21])" office:value-type="float" office:value="0">
            <text:p>0</text:p>
          </table:table-cell>
          <table:table-cell table:formula="of:=SUM([.C1:.C21])" office:value-type="float" office:value="0">
            <text:p>0</text:p>
          </table:table-cell>
          <table:table-cell table:formula="of:=SUM([.D1:.D21])" office:value-type="float" office:value="0">
            <text:p>0</text:p>
          </table:table-cell>
          <table:table-cell table:formula="of:=SUM([.E1:.E21])" office:value-type="float" office:value="0">
            <text:p>0</text:p>
          </table:table-cell>
          <table:table-cell table:formula="of:=SUM([.F1:.F21])" office:value-type="float" office:value="0">
            <text:p>0</text:p>
          </table:table-cell>
          <table:table-cell table:formula="of:=SUM([.G1:.G21])" office:value-type="float" office:value="0">
            <text:p>0</text:p>
          </table:table-cell>
          <table:table-cell table:formula="of:=SUM([.H1:.H21])" office:value-type="float" office:value="0">
            <text:p>0</text:p>
          </table:table-cell>
          <table:table-cell table:formula="of:=SUM([.I1:.I21])" office:value-type="float" office:value="0">
            <text:p>0</text:p>
          </table:table-cell>
          <table:table-cell table:formula="of:=SUM([.J1:.J21])" office:value-type="float" office:value="0">
            <text:p>0</text:p>
          </table:table-cell>
          <table:table-cell table:formula="of:=SUM([.K1:.K21])" office:value-type="float" office:value="0">
            <text:p>0</text:p>
          </table:table-cell>
          <table:table-cell table:formula="of:=SUM([.L1:.L21])" office:value-type="float" office:value="0">
            <text:p>0</text:p>
          </table:table-cell>
          <table:table-cell table:formula="of:=SUM([.M1:.M21])" office:value-type="float" office:value="0">
            <text:p>0</text:p>
          </table:table-cell>
          <table:table-cell table:formula="of:=SUM([.N1:.N21])" office:value-type="float" office:value="0">
            <text:p>0</text:p>
          </table:table-cell>
          <table:table-cell table:formula="of:=SUM([.O1:.O21])" office:value-type="float" office:value="0">
            <text:p>0</text:p>
          </table:table-cell>
          <table:table-cell table:formula="of:=SUM([.P1:.P21])" office:value-type="float" office:value="0">
            <text:p>0</text:p>
          </table:table-cell>
          <table:table-cell table:formula="of:=SUM([.Q1:.Q21])" office:value-type="float" office:value="0">
            <text:p>0</text:p>
          </table:table-cell>
          <table:table-cell table:formula="of:=SUM([.R1:.R21])" office:value-type="float" office:value="0">
            <text:p>0</text:p>
          </table:table-cell>
          <table:table-cell table:formula="of:=SUM([.S1:.S21])" office:value-type="float" office:value="0">
            <text:p>0</text:p>
          </table:table-cell>
          <table:table-cell table:formula="of:=SUM([.T1:.T21])" office:value-type="float" office:value="0">
            <text:p>0</text:p>
          </table:table-cell>
          <table:table-cell table:formula="of:=SUM([.U1:.U21])" office:value-type="float" office:value="0">
            <text:p>0</text:p>
          </table:table-cell>
          <table:table-cell table:formula="of:=SUM([.V1:.V21])" office:value-type="float" office:value="0">
            <text:p>0</text:p>
          </table:table-cell>
          <table:table-cell table:formula="of:=SUM([.W1:.W21])" office:value-type="float" office:value="0">
            <text:p>0</text:p>
          </table:table-cell>
          <table:table-cell table:formula="of:=SUM([.X1:.X21])" office:value-type="float" office:value="0">
            <text:p>0</text:p>
          </table:table-cell>
          <table:table-cell table:formula="of:=SUM([.Y1:.Y21])" office:value-type="float" office:value="0">
            <text:p>0</text:p>
          </table:table-cell>
          <table:table-cell table:formula="of:=SUM([.Z1:.Z21])" office:value-type="float" office:value="0">
            <text:p>0</text:p>
          </table:table-cell>
          <table:table-cell table:formula="of:=SUM([.AA1:.AA21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9.484cm" draw:caption-point-x="-0.61cm" draw:caption-point-y="0.46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9.484cm" draw:caption-point-x="-0.61cm" draw:caption-point-y="0.461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9.484cm" draw:caption-point-x="-0.61cm" draw:caption-point-y="0.461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9.484cm" draw:caption-point-x="-0.61cm" draw:caption-point-y="0.461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9.484cm" draw:caption-point-x="-0.61cm" draw:caption-point-y="0.461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9.484cm" draw:caption-point-x="-0.61cm" draw:caption-point-y="0.461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9.484cm" draw:caption-point-x="-0.61cm" draw:caption-point-y="0.461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9.484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9.484cm" draw:caption-point-x="-0.61cm" draw:caption-point-y="0.461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9.484cm" draw:caption-point-x="-0.61cm" draw:caption-point-y="0.461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9.484cm" draw:caption-point-x="-0.61cm" draw:caption-point-y="0.461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9.484cm" draw:caption-point-x="-0.61cm" draw:caption-point-y="0.461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9.484cm" draw:caption-point-x="-0.61cm" draw:caption-point-y="0.461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9.484cm" draw:caption-point-x="-0.61cm" draw:caption-point-y="0.461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9.484cm" draw:caption-point-x="-0.61cm" draw:caption-point-y="0.461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9.484cm" draw:caption-point-x="-0.61cm" draw:caption-point-y="0.461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9.484cm" draw:caption-point-x="-0.61cm" draw:caption-point-y="0.461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9.484cm" draw:caption-point-x="-0.61cm" draw:caption-point-y="0.461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9.484cm" draw:caption-point-x="-0.61cm" draw:caption-point-y="0.461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9.484cm" draw:caption-point-x="-0.61cm" draw:caption-point-y="0.461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9.484cm" draw:caption-point-x="-0.61cm" draw:caption-point-y="0.46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9.484cm" draw:caption-point-x="-0.61cm" draw:caption-point-y="0.461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9.484cm" draw:caption-point-x="-0.61cm" draw:caption-point-y="0.461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9.484cm" draw:caption-point-x="-0.61cm" draw:caption-point-y="0.461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9.484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9.484cm" draw:caption-point-x="-0.61cm" draw:caption-point-y="0.461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7:.B37])" office:value-type="float" office:value="0">
            <text:p>0</text:p>
          </table:table-cell>
          <table:table-cell table:formula="of:=SUM([.C28:.C37])" office:value-type="float" office:value="0">
            <text:p>0</text:p>
          </table:table-cell>
          <table:table-cell table:formula="of:=SUM([.D28:.D37])" office:value-type="float" office:value="0">
            <text:p>0</text:p>
          </table:table-cell>
          <table:table-cell table:formula="of:=SUM([.E28:.E37])" office:value-type="float" office:value="0">
            <text:p>0</text:p>
          </table:table-cell>
          <table:table-cell table:formula="of:=SUM([.F28:.F37])" office:value-type="float" office:value="0">
            <text:p>0</text:p>
          </table:table-cell>
          <table:table-cell table:formula="of:=SUM([.G28:.G37])" office:value-type="float" office:value="0">
            <text:p>0</text:p>
          </table:table-cell>
          <table:table-cell table:formula="of:=SUM([.H28:.H37])" office:value-type="float" office:value="0">
            <text:p>0</text:p>
          </table:table-cell>
          <table:table-cell table:formula="of:=SUM([.I28:.I37])" office:value-type="float" office:value="0">
            <text:p>0</text:p>
          </table:table-cell>
          <table:table-cell table:formula="of:=SUM([.J28:.J37])" office:value-type="float" office:value="0">
            <text:p>0</text:p>
          </table:table-cell>
          <table:table-cell table:formula="of:=SUM([.K28:.K37])" office:value-type="float" office:value="0">
            <text:p>0</text:p>
          </table:table-cell>
          <table:table-cell table:formula="of:=SUM([.L28:.L37])" office:value-type="float" office:value="0">
            <text:p>0</text:p>
          </table:table-cell>
          <table:table-cell table:formula="of:=SUM([.M28:.M37])" office:value-type="float" office:value="0">
            <text:p>0</text:p>
          </table:table-cell>
          <table:table-cell table:formula="of:=SUM([.N28:.N37])" office:value-type="float" office:value="0">
            <text:p>0</text:p>
          </table:table-cell>
          <table:table-cell table:formula="of:=SUM([.O28:.O37])" office:value-type="float" office:value="0">
            <text:p>0</text:p>
          </table:table-cell>
          <table:table-cell table:formula="of:=SUM([.P28:.P37])" office:value-type="float" office:value="0">
            <text:p>0</text:p>
          </table:table-cell>
          <table:table-cell table:formula="of:=SUM([.Q28:.Q37])" office:value-type="float" office:value="0">
            <text:p>0</text:p>
          </table:table-cell>
          <table:table-cell table:formula="of:=SUM([.R28:.R37])" office:value-type="float" office:value="0">
            <text:p>0</text:p>
          </table:table-cell>
          <table:table-cell table:formula="of:=SUM([.S28:.S37])" office:value-type="float" office:value="0">
            <text:p>0</text:p>
          </table:table-cell>
          <table:table-cell table:formula="of:=SUM([.T28:.T37])" office:value-type="float" office:value="0">
            <text:p>0</text:p>
          </table:table-cell>
          <table:table-cell table:formula="of:=SUM([.U28:.U37])" office:value-type="float" office:value="0">
            <text:p>0</text:p>
          </table:table-cell>
          <table:table-cell table:formula="of:=SUM([.V28:.V37])" office:value-type="float" office:value="0">
            <text:p>0</text:p>
          </table:table-cell>
          <table:table-cell table:formula="of:=SUM([.W28:.W37])" office:value-type="float" office:value="0">
            <text:p>0</text:p>
          </table:table-cell>
          <table:table-cell table:formula="of:=SUM([.X28:.X37])" office:value-type="float" office:value="0">
            <text:p>0</text:p>
          </table:table-cell>
          <table:table-cell table:formula="of:=SUM([.Y28:.Y37])" office:value-type="float" office:value="0">
            <text:p>0</text:p>
          </table:table-cell>
          <table:table-cell table:formula="of:=SUM([.Z28:.Z37])" office:value-type="float" office:value="0">
            <text:p>0</text:p>
          </table:table-cell>
          <table:table-cell table:formula="of:=SUM([.AA28:.AA3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5.656cm" draw:caption-point-x="-0.61cm" draw:caption-point-y="1.515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5.656cm" draw:caption-point-x="-0.61cm" draw:caption-point-y="1.515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5.656cm" draw:caption-point-x="-0.61cm" draw:caption-point-y="1.515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5.656cm" draw:caption-point-x="-0.61cm" draw:caption-point-y="1.51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5.656cm" draw:caption-point-x="-0.61cm" draw:caption-point-y="1.515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5.656cm" draw:caption-point-x="-0.61cm" draw:caption-point-y="1.515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5.656cm" draw:caption-point-x="-0.61cm" draw:caption-point-y="1.515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5.656cm" draw:caption-point-x="-0.61cm" draw:caption-point-y="1.515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5.656cm" draw:caption-point-x="-0.61cm" draw:caption-point-y="1.515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5.656cm" draw:caption-point-x="-0.61cm" draw:caption-point-y="1.515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5.656cm" draw:caption-point-x="-0.61cm" draw:caption-point-y="1.515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5.656cm" draw:caption-point-x="-0.61cm" draw:caption-point-y="1.515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5.656cm" draw:caption-point-x="-0.61cm" draw:caption-point-y="1.515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6.708cm" draw:caption-point-x="-0.61cm" draw:caption-point-y="0.463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6.708cm" draw:caption-point-x="-0.61cm" draw:caption-point-y="0.46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6.708cm" draw:caption-point-x="-0.61cm" draw:caption-point-y="0.46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6.708cm" draw:caption-point-x="-0.61cm" draw:caption-point-y="0.46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6.708cm" draw:caption-point-x="-0.61cm" draw:caption-point-y="0.46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6.708cm" draw:caption-point-x="-0.61cm" draw:caption-point-y="0.463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6.708cm" draw:caption-point-x="-0.61cm" draw:caption-point-y="0.46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6.708cm" draw:caption-point-x="-0.61cm" draw:caption-point-y="0.463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6.708cm" draw:caption-point-x="-0.61cm" draw:caption-point-y="0.463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6.707cm" draw:caption-point-x="-0.61cm" draw:caption-point-y="0.464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6.707cm" draw:caption-point-x="-0.61cm" draw:caption-point-y="0.464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6.707cm" draw:caption-point-x="-0.61cm" draw:caption-point-y="0.464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6.707cm" draw:caption-point-x="-0.61cm" draw:caption-point-y="0.464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b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6"/>
          <table:table-cell table:number-columns-repeated="10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1:.B16])" office:value-type="float" office:value="0">
            <text:p>0</text:p>
          </table:table-cell>
          <table:table-cell table:formula="of:=SUM([.C1:.C16])" office:value-type="float" office:value="0">
            <text:p>0</text:p>
          </table:table-cell>
          <table:table-cell table:formula="of:=SUM([.D1:.D16])" office:value-type="float" office:value="0">
            <text:p>0</text:p>
          </table:table-cell>
          <table:table-cell table:formula="of:=SUM([.E1:.E16])" office:value-type="float" office:value="0">
            <text:p>0</text:p>
          </table:table-cell>
          <table:table-cell table:formula="of:=SUM([.F1:.F16])" office:value-type="float" office:value="0">
            <text:p>0</text:p>
          </table:table-cell>
          <table:table-cell table:formula="of:=SUM([.G1:.G16])" office:value-type="float" office:value="0">
            <text:p>0</text:p>
          </table:table-cell>
          <table:table-cell table:formula="of:=SUM([.H1:.H16])" office:value-type="float" office:value="0">
            <text:p>0</text:p>
          </table:table-cell>
          <table:table-cell table:formula="of:=SUM([.I1:.I16])" office:value-type="float" office:value="0">
            <text:p>0</text:p>
          </table:table-cell>
          <table:table-cell table:formula="of:=SUM([.J1:.J16])" office:value-type="float" office:value="0">
            <text:p>0</text:p>
          </table:table-cell>
          <table:table-cell table:formula="of:=SUM([.K1:.K16])" office:value-type="float" office:value="0">
            <text:p>0</text:p>
          </table:table-cell>
          <table:table-cell table:formula="of:=SUM([.L1:.L16])" office:value-type="float" office:value="0">
            <text:p>0</text:p>
          </table:table-cell>
          <table:table-cell table:formula="of:=SUM([.M1:.M16])" office:value-type="float" office:value="0">
            <text:p>0</text:p>
          </table:table-cell>
          <table:table-cell table:formula="of:=SUM([.N1:.N16])" office:value-type="float" office:value="0">
            <text:p>0</text:p>
          </table:table-cell>
          <table:table-cell table:formula="of:=SUM([.O1:.O16])" office:value-type="float" office:value="0">
            <text:p>0</text:p>
          </table:table-cell>
          <table:table-cell table:formula="of:=SUM([.P1:.P16])" office:value-type="float" office:value="0">
            <text:p>0</text:p>
          </table:table-cell>
          <table:table-cell table:formula="of:=SUM([.Q1:.Q16])" office:value-type="float" office:value="0">
            <text:p>0</text:p>
          </table:table-cell>
          <table:table-cell table:formula="of:=SUM([.R1:.R16])" office:value-type="float" office:value="0">
            <text:p>0</text:p>
          </table:table-cell>
          <table:table-cell table:formula="of:=SUM([.S1:.S16])" office:value-type="float" office:value="0">
            <text:p>0</text:p>
          </table:table-cell>
          <table:table-cell table:formula="of:=SUM([.T1:.T16])" office:value-type="float" office:value="2">
            <text:p>2</text:p>
          </table:table-cell>
          <table:table-cell table:formula="of:=SUM([.U1:.U16])" office:value-type="float" office:value="0">
            <text:p>0</text:p>
          </table:table-cell>
          <table:table-cell table:formula="of:=SUM([.V1:.V16])" office:value-type="float" office:value="0">
            <text:p>0</text:p>
          </table:table-cell>
          <table:table-cell table:formula="of:=SUM([.W1:.W16])" office:value-type="float" office:value="0">
            <text:p>0</text:p>
          </table:table-cell>
          <table:table-cell table:formula="of:=SUM([.X1:.X16])" office:value-type="float" office:value="0">
            <text:p>0</text:p>
          </table:table-cell>
          <table:table-cell table:formula="of:=SUM([.Y1:.Y16])" office:value-type="float" office:value="0">
            <text:p>0</text:p>
          </table:table-cell>
          <table:table-cell table:formula="of:=SUM([.Z1:.Z16])" office:value-type="float" office:value="0">
            <text:p>0</text:p>
          </table:table-cell>
          <table:table-cell table:formula="of:=SUM([.AA1:.AA16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7.226cm" draw:caption-point-x="-0.61cm" draw:caption-point-y="0.46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7.226cm" draw:caption-point-x="-0.61cm" draw:caption-point-y="0.461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7.226cm" draw:caption-point-x="-0.61cm" draw:caption-point-y="0.461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7.226cm" draw:caption-point-x="-0.61cm" draw:caption-point-y="0.461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7.226cm" draw:caption-point-x="-0.61cm" draw:caption-point-y="0.461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7.226cm" draw:caption-point-x="-0.61cm" draw:caption-point-y="0.461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7.226cm" draw:caption-point-x="-0.61cm" draw:caption-point-y="0.461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7.226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7.226cm" draw:caption-point-x="-0.61cm" draw:caption-point-y="0.461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7.226cm" draw:caption-point-x="-0.61cm" draw:caption-point-y="0.461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7.226cm" draw:caption-point-x="-0.61cm" draw:caption-point-y="0.461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7.226cm" draw:caption-point-x="-0.61cm" draw:caption-point-y="0.461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7.226cm" draw:caption-point-x="-0.61cm" draw:caption-point-y="0.461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7.226cm" draw:caption-point-x="-0.61cm" draw:caption-point-y="0.461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7.226cm" draw:caption-point-x="-0.61cm" draw:caption-point-y="0.461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7.226cm" draw:caption-point-x="-0.61cm" draw:caption-point-y="0.461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7.226cm" draw:caption-point-x="-0.61cm" draw:caption-point-y="0.461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7.226cm" draw:caption-point-x="-0.61cm" draw:caption-point-y="0.461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7.226cm" draw:caption-point-x="-0.61cm" draw:caption-point-y="0.461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7.226cm" draw:caption-point-x="-0.61cm" draw:caption-point-y="0.461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7.226cm" draw:caption-point-x="-0.61cm" draw:caption-point-y="0.46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7.226cm" draw:caption-point-x="-0.61cm" draw:caption-point-y="0.461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7.226cm" draw:caption-point-x="-0.61cm" draw:caption-point-y="0.461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7.226cm" draw:caption-point-x="-0.61cm" draw:caption-point-y="0.461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7.226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7.226cm" draw:caption-point-x="-0.61cm" draw:caption-point-y="0.461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2:.B32])" office:value-type="float" office:value="0">
            <text:p>0</text:p>
          </table:table-cell>
          <table:table-cell table:formula="of:=SUM([.C23:.C32])" office:value-type="float" office:value="0">
            <text:p>0</text:p>
          </table:table-cell>
          <table:table-cell table:formula="of:=SUM([.D23:.D32])" office:value-type="float" office:value="0">
            <text:p>0</text:p>
          </table:table-cell>
          <table:table-cell table:formula="of:=SUM([.E23:.E32])" office:value-type="float" office:value="0">
            <text:p>0</text:p>
          </table:table-cell>
          <table:table-cell table:formula="of:=SUM([.F23:.F32])" office:value-type="float" office:value="0">
            <text:p>0</text:p>
          </table:table-cell>
          <table:table-cell table:formula="of:=SUM([.G23:.G32])" office:value-type="float" office:value="0">
            <text:p>0</text:p>
          </table:table-cell>
          <table:table-cell table:formula="of:=SUM([.H23:.H32])" office:value-type="float" office:value="0">
            <text:p>0</text:p>
          </table:table-cell>
          <table:table-cell table:formula="of:=SUM([.I23:.I32])" office:value-type="float" office:value="0">
            <text:p>0</text:p>
          </table:table-cell>
          <table:table-cell table:formula="of:=SUM([.J23:.J32])" office:value-type="float" office:value="0">
            <text:p>0</text:p>
          </table:table-cell>
          <table:table-cell table:formula="of:=SUM([.K23:.K32])" office:value-type="float" office:value="0">
            <text:p>0</text:p>
          </table:table-cell>
          <table:table-cell table:formula="of:=SUM([.L23:.L32])" office:value-type="float" office:value="0">
            <text:p>0</text:p>
          </table:table-cell>
          <table:table-cell table:formula="of:=SUM([.M23:.M32])" office:value-type="float" office:value="0">
            <text:p>0</text:p>
          </table:table-cell>
          <table:table-cell table:formula="of:=SUM([.N23:.N32])" office:value-type="float" office:value="0">
            <text:p>0</text:p>
          </table:table-cell>
          <table:table-cell table:formula="of:=SUM([.O23:.O32])" office:value-type="float" office:value="0">
            <text:p>0</text:p>
          </table:table-cell>
          <table:table-cell table:formula="of:=SUM([.P23:.P32])" office:value-type="float" office:value="0">
            <text:p>0</text:p>
          </table:table-cell>
          <table:table-cell table:formula="of:=SUM([.Q23:.Q32])" office:value-type="float" office:value="0">
            <text:p>0</text:p>
          </table:table-cell>
          <table:table-cell table:formula="of:=SUM([.R23:.R32])" office:value-type="float" office:value="0">
            <text:p>0</text:p>
          </table:table-cell>
          <table:table-cell table:formula="of:=SUM([.S23:.S32])" office:value-type="float" office:value="0">
            <text:p>0</text:p>
          </table:table-cell>
          <table:table-cell table:formula="of:=SUM([.T23:.T32])" office:value-type="float" office:value="0">
            <text:p>0</text:p>
          </table:table-cell>
          <table:table-cell table:formula="of:=SUM([.U23:.U32])" office:value-type="float" office:value="0">
            <text:p>0</text:p>
          </table:table-cell>
          <table:table-cell table:formula="of:=SUM([.V23:.V32])" office:value-type="float" office:value="0">
            <text:p>0</text:p>
          </table:table-cell>
          <table:table-cell table:formula="of:=SUM([.W23:.W32])" office:value-type="float" office:value="0">
            <text:p>0</text:p>
          </table:table-cell>
          <table:table-cell table:formula="of:=SUM([.X23:.X32])" office:value-type="float" office:value="0">
            <text:p>0</text:p>
          </table:table-cell>
          <table:table-cell table:formula="of:=SUM([.Y23:.Y32])" office:value-type="float" office:value="0">
            <text:p>0</text:p>
          </table:table-cell>
          <table:table-cell table:formula="of:=SUM([.Z23:.Z32])" office:value-type="float" office:value="0">
            <text:p>0</text:p>
          </table:table-cell>
          <table:table-cell table:formula="of:=SUM([.AA23:.AA32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3.398cm" draw:caption-point-x="-0.61cm" draw:caption-point-y="1.515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3.398cm" draw:caption-point-x="-0.61cm" draw:caption-point-y="1.515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3.398cm" draw:caption-point-x="-0.61cm" draw:caption-point-y="1.515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3.398cm" draw:caption-point-x="-0.61cm" draw:caption-point-y="1.51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3.398cm" draw:caption-point-x="-0.61cm" draw:caption-point-y="1.515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3.398cm" draw:caption-point-x="-0.61cm" draw:caption-point-y="1.515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3.398cm" draw:caption-point-x="-0.61cm" draw:caption-point-y="1.515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3.398cm" draw:caption-point-x="-0.61cm" draw:caption-point-y="1.515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3.398cm" draw:caption-point-x="-0.61cm" draw:caption-point-y="1.515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3.398cm" draw:caption-point-x="-0.61cm" draw:caption-point-y="1.515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3.398cm" draw:caption-point-x="-0.61cm" draw:caption-point-y="1.515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3.398cm" draw:caption-point-x="-0.61cm" draw:caption-point-y="1.515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3.398cm" draw:caption-point-x="-0.61cm" draw:caption-point-y="1.515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4.45cm" draw:caption-point-x="-0.61cm" draw:caption-point-y="0.463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4.45cm" draw:caption-point-x="-0.61cm" draw:caption-point-y="0.46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4.45cm" draw:caption-point-x="-0.61cm" draw:caption-point-y="0.46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4.45cm" draw:caption-point-x="-0.61cm" draw:caption-point-y="0.46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4.45cm" draw:caption-point-x="-0.61cm" draw:caption-point-y="0.46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4.45cm" draw:caption-point-x="-0.61cm" draw:caption-point-y="0.463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4.45cm" draw:caption-point-x="-0.61cm" draw:caption-point-y="0.46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4.45cm" draw:caption-point-x="-0.61cm" draw:caption-point-y="0.463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4.45cm" draw:caption-point-x="-0.61cm" draw:caption-point-y="0.463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4.449cm" draw:caption-point-x="-0.61cm" draw:caption-point-y="0.464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4.449cm" draw:caption-point-x="-0.61cm" draw:caption-point-y="0.464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4.449cm" draw:caption-point-x="-0.61cm" draw:caption-point-y="0.464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4.449cm" draw:caption-point-x="-0.61cm" draw:caption-point-y="0.464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.18">
            <text:p>9,180</text:p>
          </table:table-cell>
          <table:table-cell/>
          <table:table-cell table:style-name="ce10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2">
            <office:annotation draw:style-name="gr2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office:annotation draw:style-name="gr2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12" office:value-type="float" office:value="4">
            <text:p>4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al</text:p>
          </table:table-cell>
          <table:table-cell table:style-name="ce11" office:value-type="float" office:value="30">
            <text:p>30,000</text:p>
          </table:table-cell>
          <table:table-cell table:number-columns-repeated="2"/>
          <table:table-cell table:style-name="ce12" office:value-type="float" office:value="23">
            <text:p>23</text:p>
          </table:table-cell>
          <table:table-cell table:style-name="ce12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6" table:formula="of:=[.G11]-[.G10]" office:value-type="float" office:value="-15">
            <text:p>-15</text:p>
          </table:table-cell>
          <table:table-cell table:style-name="ce16" table:formula="of:=[.H11]-[.H10]" office:value-type="float" office:value="0">
            <text:p>0</text:p>
          </table:table-cell>
          <table:table-cell table:style-name="ce16" table:formula="of:=[.I11]-[.I10]" office:value-type="float" office:value="0">
            <text:p>0</text:p>
          </table:table-cell>
          <table:table-cell table:style-name="ce16" table:formula="of:=[.J11]-[.J10]" office:value-type="float" office:value="0">
            <text:p>0</text:p>
          </table:table-cell>
          <table:table-cell table:style-name="ce16" table:formula="of:=[.K11]-[.K10]" office:value-type="float" office:value="-1">
            <text:p>-1</text:p>
          </table:table-cell>
          <table:table-cell table:style-name="ce16" table:formula="of:=[.L11]-[.L10]" office:value-type="float" office:value="-1">
            <text:p>-1</text:p>
          </table:table-cell>
          <table:table-cell table:style-name="ce16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1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b2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 old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1">
            <office:annotation draw:style-name="gr10" draw:text-style-name="P1" svg:width="2.899cm" svg:height="4.546cm" svg:x="45.762cm" svg:y="0cm" draw:caption-point-x="-0.61cm" draw:caption-point-y="0.914cm">
              <dc:date>2026-03-04T00:00:00</dc:date>
              <text:p text:style-name="P1"><text:span text:style-name="T1">hard</text:span></text:p>
              <text:p text:style-name="P1"><text:span text:style-name="T1">bhop from previous room + climb from left side on blue cereal block (setup) to spiked wb with full height jump on left wall at bubble level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2">
            <office:annotation draw:style-name="gr7" draw:text-style-name="P1" svg:width="2.899cm" svg:height="2.571cm" svg:x="45.762cm" svg:y="0cm" draw:caption-point-x="-0.61cm" draw:caption-point-y="1.365cm">
              <dc:date>2026-03-04T00:00:00</dc:date>
              <text:p text:style-name="P1"><text:span text:style-name="T1">hard</text:span></text:p>
              <text:p text:style-name="P1"><text:span text:style-name="T1">bubble + blue cereal block, refresh dash on pixel and skip both bubbles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0.301cm" draw:caption-point-x="-0.61cm" draw:caption-point-y="1.516cm">
              <dc:date>2026-03-04T00:00:00</dc:date>
              <text:p text:style-name="P1"><text:span text:style-name="T1">hard</text:span></text:p>
              <text:p text:style-name="P1"><text:span text:style-name="T1">take firt bubble + dodge bubbles + wb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/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2">
            <office:annotation draw:style-name="gr12" draw:text-style-name="P1" svg:width="2.899cm" svg:height="2.176cm" svg:x="45.762cm" svg:y="0.753cm" draw:caption-point-x="-0.61cm" draw:caption-point-y="1.516cm">
              <dc:date>2026-03-04T00:00:00</dc:date>
              <text:p text:style-name="P1"><text:span text:style-name="T1">hard</text:span></text:p>
              <text:p text:style-name="P1"><text:span text:style-name="T1">take first bubble + reverse super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7" draw:text-style-name="P1" svg:width="2.899cm" svg:height="2.571cm" svg:x="45.762cm" svg:y="1.207cm" draw:caption-point-x="-0.61cm" draw:caption-point-y="1.513cm">
              <dc:date>2026-03-06T00:00:00</dc:date>
              <text:p text:style-name="P1"><text:span text:style-name="T1">1 7/10</text:span></text:p>
              <text:p text:style-name="P1"><text:span text:style-name="T1">climb jump above spinner, dash below bubble and take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11" draw:text-style-name="P1" svg:width="2.899cm" svg:height="2.966cm" svg:x="45.762cm" svg:y="1.659cm" draw:caption-point-x="-0.61cm" draw:caption-point-y="1.513cm">
              <dc:date>2026-03-06T00:00:00</dc:date>
              <text:p text:style-name="P1"><text:span text:style-name="T1">2 5/10</text:span></text:p>
              <text:p text:style-name="P1"><text:span text:style-name="T1">corner jump, take bubble, climb jump above spinners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 table:style-name="ce14"/>
          <table:table-cell table:style-name="ce12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style-name="ce12" office:value-type="float" office:value="0">
            <office:annotation draw:style-name="gr4" draw:text-style-name="P1" svg:width="2.899cm" svg:height="1.781cm" svg:x="45.762cm" svg:y="2.111cm" draw:caption-point-x="-0.61cm" draw:caption-point-y="1.513cm">
              <dc:date>2026-03-06T00:00:00</dc:date>
              <text:p text:style-name="P1"><text:span text:style-name="T1">0 6/10</text:span></text:p>
              <text:p text:style-name="P1"><text:span text:style-name="T1">corner jump and neutral on pink cereal</text:span></text:p>
            </office:annotation>
            <text:p>0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10" draw:text-style-name="P1" svg:width="2.899cm" svg:height="4.546cm" svg:x="45.762cm" svg:y="2.563cm" draw:caption-point-x="-0.61cm" draw:caption-point-y="1.512cm">
              <dc:date>2026-03-06T00:00:00</dc:date>
              <text:p text:style-name="P1"><text:span text:style-name="T1">1 7/10</text:span></text:p>
              <text:p text:style-name="P1"><text:span text:style-name="T1">wave dash into wave dash from previous room half grav corner jump corner kick go around blue cereal without activating it and demo up right to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3.015cm" draw:caption-point-x="-0.61cm" draw:caption-point-y="1.512cm">
              <dc:date>2026-03-06T00:00:00</dc:date>
              <text:p text:style-name="P1"><text:span text:style-name="T1">1 6/10</text:span></text:p>
              <text:p text:style-name="P1"><text:span text:style-name="T1">ckick wb on yellow cereal to grab the ceiling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office:annotation draw:style-name="gr4" draw:text-style-name="P1" svg:width="2.899cm" svg:height="1.781cm" svg:x="45.762cm" svg:y="3.466cm" draw:caption-point-x="-0.61cm" draw:caption-point-y="1.512cm">
              <dc:date>2026-03-06T00:00:00</dc:date>
              <text:p text:style-name="P1"><text:span text:style-name="T1">2 5/10</text:span></text:p>
              <text:p text:style-name="P1"><text:span text:style-name="T1">hyper below spinners take bubble ckick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2" draw:text-style-name="P1" svg:width="2.899cm" svg:height="0.991cm" svg:x="45.762cm" svg:y="3.918cm" draw:caption-point-x="-0.61cm" draw:caption-point-y="1.512cm">
              <dc:date>2026-03-06T00:00:00</dc:date>
              <text:p text:style-name="P1"><text:span text:style-name="T1">7/10</text:span></text:p>
              <text:p text:style-name="P1"><text:span text:style-name="T1">spike jump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12" draw:text-style-name="P1" svg:width="2.899cm" svg:height="2.176cm" svg:x="45.762cm" svg:y="4.37cm" draw:caption-point-x="-0.61cm" draw:caption-point-y="1.512cm">
              <dc:date>2026-03-06T00:00:00</dc:date>
              <text:p text:style-name="P1"><text:span text:style-name="T1">1 4/10</text:span><text:span text:style-name="T1"><text:line-break/></text:span><text:span text:style-name="T1">setup demo ckick when undemo take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4">
            <office:annotation draw:style-name="gr11" draw:text-style-name="P1" svg:width="2.899cm" svg:height="2.966cm" svg:x="45.762cm" svg:y="4.821cm" draw:caption-point-x="-0.61cm" draw:caption-point-y="1.512cm">
              <dc:date>2026-03-06T00:00:00</dc:date>
              <text:p text:style-name="P1"><text:span text:style-name="T1">4 6/10</text:span></text:p>
              <text:p text:style-name="P1"><text:span text:style-name="T1">3 9/10</text:span></text:p>
              <text:p text:style-name="P1"><text:span text:style-name="T1">right demo up demo above bubble, coyote jump above bubble</text:span></text:p>
            </office:annotation>
            <text:p>4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2">
            <office:annotation draw:style-name="gr7" draw:text-style-name="P1" svg:width="2.899cm" svg:height="2.571cm" svg:x="45.762cm" svg:y="5.273cm" draw:caption-point-x="-0.61cm" draw:caption-point-y="1.512cm">
              <dc:date>2026-03-06T00:00:00</dc:date>
              <text:p text:style-name="P1"><text:span text:style-name="T1">2 3/10</text:span></text:p>
              <text:p text:style-name="P1"><text:span text:style-name="T1">1 9/10</text:span></text:p>
              <text:p text:style-name="P1"><text:span text:style-name="T1">5 tile setup found by Sango, ckick, cb on falling block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2"/>
          <table:table-cell table:style-name="ce12" office:value-type="float" office:value="3">
            <office:annotation draw:style-name="gr4" draw:text-style-name="P1" svg:width="2.899cm" svg:height="1.781cm" svg:x="45.762cm" svg:y="5.725cm" draw:caption-point-x="-0.61cm" draw:caption-point-y="1.512cm">
              <dc:date>2026-03-06T00:00:00</dc:date>
              <text:p text:style-name="P1"><text:span text:style-name="T1">3 7/10</text:span></text:p>
              <text:p text:style-name="P1"><text:span text:style-name="T1">take first bubble, wall bounce, 4 tile setup </text:span></text:p>
            </office:annotation>
            <text:p>3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formula="of:=SUM([.Q2:.Q18])" office:value-type="float" office:value="29">
            <text:p>29</text:p>
          </table:table-cell>
          <table:table-cell table:formula="of:=SUM([.R2:.R18])" office:value-type="float" office:value="0">
            <text:p>0</text:p>
          </table:table-cell>
          <table:table-cell table:formula="of:=SUM([.S2:.S18])" office:value-type="float" office:value="2">
            <text:p>2</text:p>
          </table:table-cell>
          <table:table-cell table:formula="of:=SUM([.T2:.T18])" office:value-type="float" office:value="25">
            <text:p>25</text:p>
          </table:table-cell>
          <table:table-cell table:number-columns-repeated="100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/>
          <table:table-cell table:style-name="ce12" office:value-type="float" office:value="33">
            <text:p>33</text:p>
          </table:table-cell>
          <table:table-cell table:number-columns-repeated="14"/>
          <table:table-cell table:number-columns-repeated="1004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formula="of:=[.Q20]-[.Q19]" office:value-type="float" office:value="-29">
            <text:p>-29</text:p>
          </table:table-cell>
          <table:table-cell table:formula="of:=[.R20]-[.R19]" office:value-type="float" office:value="0">
            <text:p>0</text:p>
          </table:table-cell>
          <table:table-cell table:formula="of:=[.S20]-[.S19]" office:value-type="float" office:value="-2">
            <text:p>-2</text:p>
          </table:table-cell>
          <table:table-cell table:formula="of:=[.T20]-[.T19]" office:value-type="float" office:value="-25">
            <text:p>-25</text:p>
          </table:table-cell>
          <table:table-cell table:number-columns-repeated="100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3" office:value-type="float" office:value="3">
            <text:p>3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1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20" table:number-columns-repeated="2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7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table:number-columns-repeated="3"/>
          <table:table-cell table:style-name="ce17" office:value-type="float" office:value="5">
            <text:p>5</text:p>
          </table:table-cell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6" table:formula="of:=[.G10]-[.G9]" office:value-type="float" office:value="-12">
            <text:p>-12</text:p>
          </table:table-cell>
          <table:table-cell table:style-name="ce16" table:formula="of:=[.H10]-[.H9]" office:value-type="float" office:value="0">
            <text:p>0</text:p>
          </table:table-cell>
          <table:table-cell table:style-name="ce16" table:formula="of:=[.I10]-[.I9]" office:value-type="float" office:value="0">
            <text:p>0</text:p>
          </table:table-cell>
          <table:table-cell table:style-name="ce16" table:formula="of:=[.J10]-[.J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7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6" table:formula="of:=[.G12]-[.G11]" office:value-type="float" office:value="-4">
            <text:p>-4</text:p>
          </table:table-cell>
          <table:table-cell table:style-name="ce16" table:formula="of:=[.H12]-[.H11]" office:value-type="float" office:value="0">
            <text:p>0</text:p>
          </table:table-cell>
          <table:table-cell table:style-name="ce16" table:formula="of:=[.I12]-[.I11]" office:value-type="float" office:value="0">
            <text:p>0</text:p>
          </table:table-cell>
          <table:table-cell table:style-name="ce16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text:p>1</text:p>
          </table:table-cell>
          <table:table-cell table:style-name="ce13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3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2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6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21" table:number-columns-repeated="3"/>
          <table:table-cell table:style-name="ce12" office:value-type="float" office:value="0">
            <office:annotation draw:style-name="gr2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3">
            <text:p>13</text:p>
          </table:table-cell>
          <table:table-cell table:number-columns-repeated="3"/>
          <table:table-cell table:style-name="ce14" table:number-columns-repeated="3"/>
          <table:table-cell table:style-name="ce12" office:value-type="float" office:value="0">
            <office:annotation draw:style-name="gr12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4">
            <text:p>14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5">
            <text:p>15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6">
            <text:p>16</text:p>
          </table:table-cell>
          <table:table-cell table:number-columns-repeated="4"/>
          <table:table-cell table:style-name="ce14"/>
          <table:table-cell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7">
            <text:p>17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8">
            <text:p>18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9">
            <text:p>19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1">
            <text:p>21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2">
            <text:p>22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delta</text:p>
          </table:table-cell>
          <table:table-cell table:number-columns-repeated="5"/>
          <table:table-cell table:style-name="ce16" table:number-columns-repeated="4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Default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5]-[.I15]" office:value-type="float" office:value="0">
            <text:p>0</text:p>
          </table:table-cell>
          <table:table-cell table:style-name="ce14"/>
          <table:table-cell/>
          <table:table-cell table:formula="of:=[.K15]-[.L15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4"/>
          <table:table-cell table:formula="of:=[.K16]-[.L16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7]-[.I17]" office:value-type="float" office:value="0">
            <text:p>0</text:p>
          </table:table-cell>
          <table:table-cell table:style-name="ce14"/>
          <table:table-cell/>
          <table:table-cell table:formula="of:=[.K17]-[.L17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8]-[.I18]" office:value-type="float" office:value="0">
            <text:p>0</text:p>
          </table:table-cell>
          <table:table-cell table:style-name="ce14"/>
          <table:table-cell/>
          <table:table-cell table:formula="of:=[.K18]-[.L18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2">
            <office:annotation draw:style-name="gr2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1">
            <text:p>1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7">
            <office:annotation draw:style-name="gr12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12" office:value-type="float" office:value="0">
            <office:annotation draw:style-name="gr4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table:style-name="ce14" office:value-type="float" office:value="2">
            <office:annotation draw:style-name="gr2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12" office:value-type="float" office:value="0">
            <office:annotation draw:style-name="gr11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4" table:number-columns-repeated="2"/>
          <table:table-cell table:style-name="ce12" office:value-type="float" office:value="0">
            <office:annotation draw:style-name="gr3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2" office:value-type="float" office:value="3">
            <text:p>3</text:p>
          </table:table-cell>
          <table:table-cell table:style-name="ce14"/>
          <table:table-cell table:formula="of:=[.H13]-[.I13]" office:value-type="float" office:value="3">
            <text:p>3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/>
          <table:table-cell table:formula="of:=[.K14]-[.L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9"/>
          <table:table-cell office:value-type="string">
            <text:p><text:s/></text:p>
          </table:table-cell>
          <table:table-cell table:style-name="ce14"/>
          <table:table-cell table:number-columns-repeated="2"/>
          <table:table-cell table:number-columns-repeated="1005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7" office:value-type="float" office:value="0">
            <text:p>0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7">
            <office:annotation draw:style-name="gr3" draw:text-style-name="P1" svg:width="2.899cm" svg:height="1.386cm" svg:x="11.89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13" office:value-type="float" office:value="6">
            <office:annotation draw:style-name="gr12" draw:text-style-name="P1" svg:width="2.899cm" svg:height="2.176cm" svg:x="14.148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4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2" office:value-type="float" office:value="7">
            <office:annotation draw:style-name="gr3" draw:text-style-name="P1" svg:width="2.899cm" svg:height="1.386cm" svg:x="14.148cm" svg:y="0cm" draw:caption-point-x="-0.61cm" draw:caption-point-y="1.365cm">
              <dc:date>2026-03-02T00:00:00</dc:date>
              <text:p text:style-name="P1"><text:span text:style-name="T1">hard</text:span></text:p>
              <text:p text:style-name="P1"><text:span text:style-name="T1">demo last spinner column</text:span></text:p>
            </office:annotation>
            <text:p>7</text:p>
          </table:table-cell>
          <table:table-cell table:style-name="ce14"/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9">
            <text:p>9</text:p>
          </table:table-cell>
          <table:table-cell table:style-name="ce14" table:number-columns-repeated="2"/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6">
            <office:annotation draw:style-name="gr3" draw:text-style-name="P1" svg:width="2.899cm" svg:height="1.386cm" svg:x="11.89cm" svg:y="1.208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tight up right + corner jump</text:span></text:p>
            </office:annotation>
            <text:p>6</text:p>
          </table:table-cell>
          <table:table-cell table:style-name="ce13" office:value-type="float" office:value="4">
            <office:annotation draw:style-name="gr11" draw:text-style-name="P1" svg:width="2.899cm" svg:height="2.966cm" svg:x="14.148cm" svg:y="1.208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tight up right + corner jumps + climb jump, realease jump, half grav, corner jump</text:span></text:p>
            </office:annotation>
            <text:p>4</text:p>
          </table:table-cell>
          <table:table-cell table:style-name="ce15" office:value-type="string">
            <office:annotation draw:style-name="gr2" draw:text-style-name="P1" svg:width="2.899cm" svg:height="0.991cm" svg:x="16.406cm" svg:y="1.208cm" draw:caption-point-x="-0.61cm" draw:caption-point-y="1.512cm">
              <dc:date>2026-03-02T00:00:00</dc:date>
              <text:p text:style-name="P1"><text:span text:style-name="T1">spike climb + multiboost</text:span></text:p>
            </office:annotation>
            <text:p>2?</text:p>
          </table:table-cell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ce20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style-name="ce14"/>
          <table:table-cell table:number-columns-repeated="1007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21"/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0">10/03/2026</text:date>, <text:time>01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10T01:41:19.74</dc:date>
    <meta:editing-duration>P5DT2H35M12S</meta:editing-duration>
    <meta:editing-cycles>89</meta:editing-cycles>
    <meta:generator>OpenOffice/4.1.16$Win32 OpenOffice.org_project/4116m3$Build-9816</meta:generator>
    <meta:document-statistic meta:table-count="16" meta:cell-count="2414" meta:object-count="0"/>
  </office:meta>
</office:document-meta>
</file>